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1.196cm"/>
          <style:tab-stop style:position="1.725cm"/>
          <style:tab-stop style:position="6.382cm" style:type="right"/>
          <style:tab-stop style:position="6.551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1.196cm"/>
          <style:tab-stop style:position="1.94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1.94cm"/>
          <style:tab-stop style:position="6.382cm" style:type="right"/>
          <style:tab-stop style:position="6.682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1.196cm"/>
          <style:tab-stop style:position="6.382cm" style:type="right"/>
          <style:tab-stop style:position="6.675cm"/>
        </style:tab-stops>
      </style:paragraph-properties>
    </style:style>
    <style:style style:name="P8" style:family="paragraph" style:parent-style-name="Heading_20_1" style:master-page-name="MP0">
      <style:paragraph-properties style:page-number="auto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1fe3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371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bookmark0"/>GALENO ADSCRIPTUS LIBER<text:line-break/>QUOD QUALITATES INCORPO-<text:line-break/>REAE SINT.<text:bookmark-end text:name="bookmark0"/></text:h>
      <text:h text:style-name="Heading_20_2" text:outline-level="2"><text:span text:style-name="Default_20_Paragraph_20_Font">Cap. I. </text:span></text:h>
      <text:p text:style-name="P10"><text:span text:style-name="Default_20_Paragraph_20_Font"><text:span text:style-name="T1">Quum nihil rerum mearum ignotum tibi<text:line-break/>velim, ne si id quidem minimum este videatur, ipsam enim<text:line-break/>abscondere aliquid amico non minimum est, concertatio-<text:line-break/>nem mihi cum quodam susceptam tibi manifestare volo,<text:line-break/>cum decenti accuratione meo officio perfuncturus: ferino<text:line-break/>enim qui ex improvisu habetur diligentia caret, prae</text:span></text:span><text:span text:style-name="Default_20_Paragraph_20_Font"><text:span text:style-name="T4">t</text:span></text:span><text:span text:style-name="Default_20_Paragraph_20_Font"><text:span text:style-name="T1">er-<text:line-break/>timque si quibuscum is habetur ii de gloria concertent<text:line-break/>et victoriae aemulentur. Erat vero de qualitatibus ferino</text:span></text:span></text:p>
      <text:p text:style-name="P3"><text:span text:style-name="Default_20_Paragraph_20_Font"><text:span text:style-name="T1">deque accidentibus omnibus, quae Stoicorum posteri esse<text:line-break/>corpora proferunt. Adversos quos dicere haec oportet;<text:line-break/>num quum quis corpus dicit, quamprimum intelligere no-<text:line-break/>bis evenit triplici contentam spatio substantiam fetidam:<text:line-break/>si solum hoc dicat triplici contentam spatio nem erit ut<text:line-break/>corpus magis intelligamus id quod dicitur quam vacuum<text:line-break/>et locum: oportet vero definitiones et descriptiones logi-<text:line-break/>casque demonstrationes quorundam esse et earum solum<text:line-break/>rerum demonstrativas quas demonstrare volumus cum aliis<text:line-break/>haud communes , quandoquidem non de communibus ra-<text:line-break/>tionem reddimus: quod autem commune est id manifestum<text:line-break/>quod triplici spatio contentum dico corporis vecuique et<text:line-break/>loci id Stoicos concedere necesse est, qui scilicet vacuum<text:line-break/>in tractatu </text:span></text:span><text:span text:style-name="Default_20_Paragraph_20_Font"><text:span text:style-name="T4">rerum</text:span></text:span><text:span text:style-name="Default_20_Paragraph_20_Font"><text:span text:style-name="T1"> existentium naturae reliquerunt quam-<text:line-break/>vis in mundo id esse non asserant; ceteros vero philoso-<text:line-break/>phos intelligere id omnino necesse est; quo modo enim<text:line-break/>vacui naturam negarent si neque ipsum omnino mente<text:line-break/>conciperent ac intelligerent ? Si vero intelligunt,non aliud<text:line-break/>quidquam intelligere dicent, si verum fateri volunt omnes,</text:span></text:span></text:p>
      <text:p text:style-name="P2"><text:span text:style-name="Default_20_Paragraph_20_Font"><text:span text:style-name="T1">corpus qnemadmoduminon sine tempore; patet neque id<text:line-break/>sine loco et hoc ipso quoque triplici contento spatio, ut<text:line-break/>in </text:span></text:span><text:span text:style-name="Default_20_Paragraph_20_Font"><text:span text:style-name="T4">t</text:span></text:span><text:span text:style-name="Default_20_Paragraph_20_Font"><text:span text:style-name="T1">e ipfum rem triplici contentam spatio suscipiat : ejus<text:line-break/>rei testimonium est sensibilium corporum unumquodque:<text:line-break/>quod enim verbi gratia cubitali longitudine, palmati lati-<text:line-break/>ordine et quatuor digitorum altitudine corpus est, idoneo<text:line-break/>loco eget, qui ipsum excipiat: hoc nobis statutum sit et<text:line-break/>de ratione corporis omnis speculandum.</text:span></text:span></text:p>
      <text:h text:style-name="Heading_20_2" text:outline-level="2"><text:span text:style-name="Default_20_Paragraph_20_Font">Cap. II. </text:span></text:h>
      <text:p text:style-name="P10"><text:span text:style-name="Default_20_Paragraph_20_Font"><text:span text:style-name="T1">Quum talis vero de corpore intelligentia<text:line-break/>sit et secundum hanc oratio definitiva, patet quemque esse<text:line-break/>fateri paratum nisi litigiosus fit, non eandem rationem<text:line-break/>accipere neque intelligentiam , nec horum singula, id est<text:line-break/>spatiorum trium , aequalem naturam habere neque eandem<text:line-break/>definitionem accipere neque omnino corpus dicere liceto<text:line-break/>ipsam corporis longitudinem praeterquam Iane per com-<text:line-break/>.plexum, fed corporis accidens: simili vero in latitudine<text:line-break/>altitudineque et gravitate et figura ratio est et in reliquis<text:line-break/>ut summatim dicam qualitatibus accidentibusque , fed<text:line-break/>secundum aliquos sine corpore haec neque esse neque in-</text:span></text:span></text:p>
      <text:p text:style-name="P3"><text:span text:style-name="Default_20_Paragraph_20_Font"><text:span text:style-name="T1">telligi : quod si consideraverimus horam unam omnia sa-<text:line-break/>cere, producere et nihil aliud esse dicere quam unum fo-<text:line-break/>lum corpus erit absurdum : innumerae namque </text:span></text:span><text:span text:style-name="Default_20_Paragraph_20_Font"><text:span text:style-name="T4">t</text:span></text:span><text:span text:style-name="Default_20_Paragraph_20_Font"><text:span text:style-name="T1">unt fissi-<text:line-break/>stantiarum naturae secundum proprietatem et qualitatum<text:line-break/>accidentiumque quae i</text:span></text:span><text:span text:style-name="Default_20_Paragraph_20_Font"><text:span text:style-name="T4">n</text:span></text:span><text:span text:style-name="Default_20_Paragraph_20_Font"><text:span text:style-name="T1">t</text:span></text:span><text:span text:style-name="Default_20_Paragraph_20_Font"><text:span text:style-name="T4">er su</text:span></text:span><text:span text:style-name="Default_20_Paragraph_20_Font"><text:span text:style-name="T1"> differunt variaque sunt et<text:line-break/>contraria. In his igitur nullum alteri idem dicamus, ubi<text:line-break/>nobis est sermo de differentia: praeterea si figuram eor-<text:line-break/>pori accidentem corpus . dicemus patet nos corpus cor-<text:line-break/>pori accidere dicturos quod absurdum est; quod enim eo-<text:line-break/>rum substantiam magis quodve accidens dicemus ? .Si<text:line-break/>vero unicam habemus intelligentiam corporis ut corporis .<text:line-break/>qui figuram corpus dicit aut vacuum intellectu nomen de-<text:line-break/>aceidente profert aut univoce cum corpore nominat:<text:line-break/>utrumque vero absurdum est i etenim significat aliquid<text:line-break/>quamobrem nomen est et notionem aliquam indicat a cor-<text:line-break/>pore diver</text:span></text:span><text:span text:style-name="Default_20_Paragraph_20_Font"><text:span text:style-name="T4">t</text:span></text:span><text:span text:style-name="Default_20_Paragraph_20_Font"><text:span text:style-name="T1">am , etsi non est a figura superabile corpus.<text:line-break/>Similis autem in reliquis accidentibus ratio est, coloribus,<text:line-break/>saporibus, odoribus olfactum spectantibus et ad auditum</text:span></text:span></text:p>
      <text:p text:style-name="P3"><text:span text:style-name="Default_20_Paragraph_20_Font"><text:span text:style-name="T1">vocibus, verbis, sibilis, stridoribus, popyfmis , gemitibus,<text:line-break/>crepitibus, rhochafmis, bombis, lenis, strepitibus. Si<text:line-break/>vero quispiam dicat ipfa haec et quae salia funt omnia<text:line-break/>esse quodam modo percussum aerem , huic illud Menandri<text:line-break/>objicere fas est, haec o nequam perdidit id, quod non<text:line-break/>sine corpore tale aliquid intelligitur. Quod ego quoque<text:line-break/>confiteor: nego tamen rem habentem unam et eandem<text:line-break/>habitae rei existimandum esse: neque enim Cleanthes tu-<text:line-break/>berculum erat, cum hoc ei contigisset ipfo in morbo:<text:line-break/>neque Chrysippus etiamnum Epicurus stranguria postquam<text:line-break/>contigit his ex hoc morbo vitam averti : neque igitur ae-<text:line-break/>ris percussio aer est, fed et natura differt et intellectu et<text:line-break/>definitione quid fit horum utrumque declarante. Quod<text:line-break/>vero diverfae sint inter fe et a corpore figurae petam in<text:line-break/>praefenti testes ad hunc sermonem. Aliam ge</text:span></text:span><text:span text:style-name="Default_20_Paragraph_20_Font"><text:span text:style-name="T4">o</text:span></text:span><text:span text:style-name="Default_20_Paragraph_20_Font"><text:span text:style-name="T1">metrae cir-<text:line-break/>culo caeterisque figuris definitionem reddunt, aliam cor-<text:line-break/>pori , quarum rerum . diversae rationes </text:span></text:span><text:span text:style-name="Default_20_Paragraph_20_Font"><text:span text:style-name="T4">t</text:span></text:span><text:span text:style-name="Default_20_Paragraph_20_Font"><text:span text:style-name="T1">um significatio-<text:line-break/>nesque Iongeque ante animi conceptus. haec omnia quo</text:span></text:span></text:p>
      <text:p text:style-name="P3"><text:span text:style-name="Default_20_Paragraph_20_Font"><text:span text:style-name="T1">modo unum esse quis sapienter dicet? vel, si quae eor-<text:line-break/>pori accidunt, corpora dicemus quorum alicui accidere<text:line-break/>dicemus : utrum haec ex iis sunt quae ab omnibus cor-<text:line-break/>pora nominari solent cum omnibus his communicatione<text:line-break/>aut singillatim cuique corpori? utrumque enim absurdum<text:line-break/>est, sive haec corpoream substantiam habeant sive di-<text:line-break/>cantor corpori accidere. Si . igitur corpora acciden-<text:line-break/>tia sunt, omnia entia corpora nominaremus, non au-<text:line-break/>tem alia accidentia, alia corpora; si vero non corpora,<text:line-break/>sed aliqua alia, non igitur ipsum accidens corpus est: vel,<text:line-break/>si cum omnia haec corpora sint, his ipsis quod vere ab<text:line-break/>omnibus corpus vocari consuevit accideret: id vero simi-<text:line-break/>Iiter dixeris atque illud audiveris , si indivisibile manere<text:line-break/>omnibus his accidere dicatur, non in aequales numeros<text:line-break/>divisis; hoc enim nec aliquid temporis sine dubitatione<text:line-break/>mansit ne minimum quidem.</text:span></text:span></text:p>
      <text:h text:style-name="Heading_20_2" text:outline-level="2"><text:span text:style-name="Default_20_Paragraph_20_Font">Cap. HI. </text:span></text:h>
      <text:p text:style-name="P10"><text:span text:style-name="Default_20_Paragraph_20_Font"><text:span text:style-name="T1">Contra quidam existentibus rebus acci-<text:line-break/>dere dicunt; at si quis hoc ut absurdum fugiens aequali<text:line-break/>numero dicat vocatis accidentibus, quae et ipsa vocat cor-</text:span></text:span></text:p>
      <text:p text:style-name="P3"><text:span text:style-name="Default_20_Paragraph_20_Font"><text:span text:style-name="T1">pora, substantiam accidere, nescit fe rerum naturam con-<text:line-break/>ceptumque immutare, si corpora accidentia dicat corpusque<text:line-break/>accidentibus accidere , accidensque corporibus corpus fa-<text:line-break/>ciat. Quare et jure dubitare quempiam dico et dicere<text:line-break/>oportere, sive aequali numero accidentibus divitum sit id<text:line-break/>quod dici corpus felat, singulis herum proprium quoddam<text:line-break/>accidit, alia corporis pars, alii accidentis parti accidet:<text:line-break/>aut si accidentia corpo</text:span></text:span><text:span text:style-name="Default_20_Paragraph_20_Font"><text:span text:style-name="T4">r</text:span></text:span><text:span text:style-name="Default_20_Paragraph_20_Font"><text:span text:style-name="T1">a funt, omne vero corpus in iufi-<text:line-break/>nitum dividitur, singula horum infinitorum corporum omni-<text:line-break/>bus aliis accidentibus, cum haec quoque corporata sint<text:line-break/>accident. Considera quam multa absurda eveniunt : corpus<text:line-break/>corpori accidet, idemque cum unum putetur, infinitis:<text:line-break/>simulque et totum et non totum: totum quidem si uni-<text:line-break/>ve</text:span></text:span><text:span text:style-name="Default_20_Paragraph_20_Font"><text:span text:style-name="T4">st</text:span></text:span><text:span text:style-name="Default_20_Paragraph_20_Font"><text:span text:style-name="T1">a figura rotunditasque mali quanta est, omnibus aliis<text:line-break/>quae malo accidunt, accidat, non totum vero si ex insiui-<text:line-break/>lis membris singula non eadem ei funt ex quo dissecta</text:span></text:span></text:p>
      <text:p text:style-name="P3"><text:span text:style-name="Default_20_Paragraph_20_Font"><text:span text:style-name="T1">funt : vel si corpus mali corpus est et figura colorque et<text:line-break/>odor et gustatum spectans sapor et unumquodque horum<text:line-break/>lu infinitum scinditur per se , an non ex infinitis malis<text:line-break/>compositum erit quorum unumquodque et rotundum erit<text:line-break/>non aliter quam totum malum ? siquidem ejusdem parti-<text:line-break/>ceps est figurae pallidumque dulceque verbi causa aut<text:line-break/>austerum taleque ad olfactum esse et rursus singulae in-<text:line-break/>finitae partes malum erunt; si omnia haec habent: -ex in-<text:line-break/>finitis igitur cer</text:span></text:span><text:span text:style-name="Default_20_Paragraph_20_Font"><text:span text:style-name="T4">t</text:span></text:span><text:span text:style-name="Default_20_Paragraph_20_Font"><text:span text:style-name="T1">ioribus et potus malis compositum erit<text:line-break/>quod oculis malum elucet, quae res multis modis ridicula<text:line-break/>esu Verum sane et partium. unaquaeque rotunditatem non<text:line-break/>habens , non. erit amplius malum , sed pars mali , cum<text:line-break/>figura enim rotunda erat malum: si vero unum malum<text:line-break/>solum est ex unica corporea substantia, multis vero di-<text:line-break/>versis accidentibus constabit , an non manifestum est nui-<text:line-break/>lum corpus esse ? utrum horum singulum proprium locum<text:line-break/>obtinet au omnia eundem? si proprium, patet neque pro-<text:line-break/>prietatem qualitatemque inter fe habere mutuo commu-</text:span></text:span></text:p>
      <text:p text:style-name="P3"><text:span text:style-name="Default_20_Paragraph_20_Font"><text:span text:style-name="T1">oleatam, neque malum esse in rotundum formatum, neque<text:line-break/>pallore coloratum , neque ad gustum fe certo modo .aut<text:line-break/>ad olfactum habere i si vero -simul omnia funt et unum<text:line-break/>locum occupant, proprietatum confusio est, ut. in composi-<text:line-break/>lis mistisque e pluribus et diversis speciebus medicamen-<text:line-break/>tis, in quibus proprietas qualitasque uniuscujusque mistae<text:line-break/>materiae sincera non servatur, fed unum quoddam undi-<text:line-break/>que fit: non igitur sincera est singulorum cognitio gene-<text:line-break/>rum; hujus rotundae mali figurae, coloris hujus et singu-<text:line-break/>lorum accidentium caeterorum : itemque magis nisi appo- .<text:line-break/>sitae inter fe tangant hae partes, fed per totas totae mistae<text:line-break/>sint propria uniuscujusque qualitas perit, fed neque mi-<text:line-break/>stionem licet hanc proprie dicere : quo molo enim si per<text:line-break/>fe proprietates aliquae unitae non funt atque detentae,<text:line-break/>haec mista dicenda funt? lpfum vero infinitum intendi-<text:line-break/>tur orationis, si et longitudo corporis corpus est, si lati-<text:line-break/>tudo et profunditas^: simul enim infinitae inquam erunt<text:line-break/>corporum infinitudines in brevi loco ad </text:span></text:span><text:span text:style-name="Default_20_Paragraph_20_Font"><text:span text:style-name="T4">t</text:span></text:span><text:span text:style-name="Default_20_Paragraph_20_Font"><text:span text:style-name="T1">ensum circum-</text:span></text:span></text:p>
      <text:p text:style-name="P3"><text:span text:style-name="Default_20_Paragraph_20_Font"><text:span text:style-name="T1">-scripto itemque multorum horum magisque infinitorum<text:line-break/>corporum multitudo.</text:span></text:span></text:p>
      <text:h text:style-name="Heading_20_2" text:outline-level="2"><text:span text:style-name="Default_20_Paragraph_20_Font">Cap. IV. </text:span></text:h>
      <text:p text:style-name="P10"><text:span text:style-name="Default_20_Paragraph_20_Font"><text:span text:style-name="T1">An igitur sempiterna quomodoque </text:span></text:span><text:span text:style-name="Default_20_Paragraph_20_Font"><text:span text:style-name="T4">t</text:span></text:span><text:span text:style-name="Default_20_Paragraph_20_Font"><text:span text:style-name="T1">uli-<text:line-break/>stantiam primam qualitate carentem amplius dicent, ex<text:line-break/>qua et mundum ipsum et unamquamque; speciem particu-<text:line-break/>larem saetam esse dicunt? an e tempore quodam facta. esit<text:line-break/>et omnia in idem convenerunt, ut ex cooperatione fyu-<text:line-break/>crimata, hoc est rescompositae, fiant? verum hoc quoque<text:line-break/>maxime absurdum esse dicimus idemque multis modis:<text:line-break/>primum quod non unius esse materiae corpora videntur:<text:line-break/>multae autem infinitaeque doctrinae communis substantiae<text:line-break/>sunt, alia quidem figurarum specie infinitarum: alia vero<text:line-break/>coloris hujusque innumeri secundum speciem , alia saporis<text:line-break/>gustatum spectantis, cujus rursus interminata doctrina est:<text:line-break/>alia vero ejus est qui ad olfactum attinet, cum hic quoque<text:line-break/>varietatem plurimam habeat: infinitae igitur erunt in ipsis<text:line-break/>infinitates et doctrinae qualitatum corporatarum : una au-<text:line-break/>tem erat quae facta est, quam super incertasscilicet par-</text:span></text:span></text:p>
      <text:p text:style-name="P3"><text:span text:style-name="Default_20_Paragraph_20_Font"><text:span text:style-name="T1">tiri oportet: quamquam quae necessitas est ut corporeae<text:line-break/>fiant? antevertunt Iane corpus esse fubstantiaeque quae-<text:line-break/>dam factae, singulaque corporum horum in infinitum si<text:line-break/>fecentur, quomodo infinitates infinitae concurrent et quan-<text:line-break/>do? ipsum enim infinitum pertransiri non potest et lumen<text:line-break/>corpus est et albedo calorque: omne vero corpus quotum<text:line-break/>est et quantum et coaugesceutem naturam in </text:span></text:span><text:span text:style-name="Default_20_Paragraph_20_Font"><text:span text:style-name="T4">t</text:span></text:span><text:span text:style-name="Default_20_Paragraph_20_Font"><text:span text:style-name="T1">e habere<text:line-break/>videmus : incalescensque a side aqua cumulatior majorque<text:line-break/>fit, ut majori loco egeat:. quo modo vero in angustum<text:line-break/>locum nec milli verbi gratia corpus excedentem figura-<text:line-break/>tio, reliquorumque accidentium singula conveniunt; simul-<text:line-break/>que spirare et ab aeterno neque mutari deberent in uni-<text:line-break/>verfum neque corrumpi: ip</text:span></text:span><text:span text:style-name="Default_20_Paragraph_20_Font"><text:span text:style-name="T4">t</text:span></text:span><text:span text:style-name="Default_20_Paragraph_20_Font"><text:span text:style-name="T1">um enim aeternum immutabile<text:line-break/>est, quales sunt deorum naturae: si vero hoc verum est,<text:line-break/>quo modo aliquam transformabimus verbi gratia ceram?<text:line-break/>quidque fiet , fi cum quadrancula sit rotundam eam efficis-<text:line-break/>mus? an substantiae figura quadrangularis erat? si enim<text:line-break/>substantiae cerae ante erat, nunc rotunditas est unde haec</text:span></text:span></text:p>
      <text:p text:style-name="P3"><text:span text:style-name="Default_20_Paragraph_20_Font"><text:span text:style-name="T1">venit? et qua causa inducta tum est? si per corpus ab-<text:line-break/>furdum id est: corpus enim per corpus ire -cogitationem<text:line-break/>fugit: si quis renitentiam instituat, id proprium corporis<text:line-break/>est, ut de hoc ratio praecipue docet: si per vacuum, ab-<text:line-break/>furdum nihilominus est tum quoniam nihil esse in mundo<text:line-break/>Stoici vacuum dicunt tum etiam quia rotunditas est cor-<text:line-break/>pus et reliqua habet accidentia et figuram quae et ipsa<text:line-break/>ru</text:span></text:span><text:span text:style-name="Default_20_Paragraph_20_Font"><text:span text:style-name="T4">ct</text:span></text:span><text:span text:style-name="Default_20_Paragraph_20_Font"><text:span text:style-name="T1">us ex altera corporata figura, fore ut sit patet et<text:line-break/>illa ex altera et hoc in infinitum: et si ex rotundis, quae<text:line-break/>in infinitum sedantur figuris , aggregatum hoc visui nostro<text:line-break/>rotundum factum constat, fabulam considera quantaque<text:line-break/>figmentum hoc infinita sequuntur: si non ex rotundis, quo<text:line-break/>modo ex his aliquid rotundum fit? ridiculum quoque^ est<text:line-break/>si dicas in figuras rotundas figuram rotundam dividi eo<text:line-break/>contra id teste adhibito, quod quadrangulum in quadrau-<text:line-break/>gula non dividitur: quid vero in transfiguratione. cerae<text:line-break/>dicent? utrum inter fe cedunt una cum intellectu dives-</text:span></text:span></text:p>
      <text:p text:style-name="P4"><text:span text:style-name="Default_20_Paragraph_20_Font"><text:span text:style-name="T4">t</text:span></text:span><text:span text:style-name="Default_20_Paragraph_20_Font"><text:span text:style-name="T1">orum corporum figurationes? et quo modo non ridiec-<text:line-break/>lum tanquam animatas et rationales substantias exire ce-<text:line-break/>dereque inter </text:span></text:span><text:span text:style-name="Default_20_Paragraph_20_Font"><text:span text:style-name="T4">t</text:span></text:span><text:span text:style-name="Default_20_Paragraph_20_Font"><text:span text:style-name="T1">e ceu- e constituto : magisque infinitum<text:line-break/>etiam fit quod dicitur, si porrigimus una cum cogitatione<text:line-break/>digitos et. contrahimus: si enim non accidens est pugnus<text:line-break/>neque porrectio, </text:span></text:span><text:span text:style-name="Default_20_Paragraph_20_Font"><text:span text:style-name="T4">l</text:span></text:span><text:span text:style-name="Default_20_Paragraph_20_Font"><text:span text:style-name="T1">ed in corpora infinitas simul figuratas<text:line-break/>figurationes abscedere accedereque dicere oportet : quod si<text:line-break/>duas solas esse dicas nec numero aequales secundum por-<text:line-break/>rectiones et contractiones, adhuc varie infinitum est quod<text:line-break/>dicitur, adhucque magis infinitum nisi contractionis per-.<text:line-break/>rectionisque figurationes accedant: sed altera ex manu al-<text:line-break/>tera defluit: oportebat enim momento temporis ordinem<text:line-break/>dissolvi , inter se latenter ab hoc cedentibus corpori-<text:line-break/>bus.<text:tab/>Ad<text:tab/>hoc<text:tab/>vero dicent, si quidem<text:tab/>communitatis</text:span></text:span></text:p>
      <text:p text:style-name="P5"><text:span text:style-name="Default_20_Paragraph_20_Font"><text:span text:style-name="T1">causa<text:tab/>fiunt<text:tab/>effectitia corpora, quonam pacto acetum fiat?</text:span></text:span></text:p>
      <text:p text:style-name="P6"><text:span text:style-name="Default_20_Paragraph_20_Font"><text:span text:style-name="T1">quo modo<text:tab/>vero<text:tab/>incoctiouem parat? quo<text:tab/>modo abit?</text:span></text:span></text:p>
      <text:p text:style-name="P7"><text:span text:style-name="Default_20_Paragraph_20_Font"><text:span text:style-name="T1">unde<text:tab/>veniunt<text:tab/>effectitia qualitatis aceti<text:tab/>c</text:span></text:span><text:span text:style-name="Default_20_Paragraph_20_Font"><text:span text:style-name="T4">o</text:span></text:span><text:span text:style-name="Default_20_Paragraph_20_Font"><text:span text:style-name="T1">rpora? si</text:span></text:span></text:p>
      <text:p text:style-name="P1"><text:span text:style-name="Default_20_Paragraph_20_Font"><text:span text:style-name="T1">vero una res cum vino erat , quo modo tunc vinum erat</text:span></text:span></text:p>
      <text:p text:style-name="P3"><text:span text:style-name="Default_20_Paragraph_20_Font"><text:span text:style-name="T1">et nun acetum? Signum quaedam ex utroque tertia qua-<text:line-break/>litas est quae neque vinum neque acetum est, sive per s<text:line-break/>missionem temperatura est, sive ner appositionem.</text:span></text:span></text:p>
      <text:h text:style-name="Heading_20_2" text:outline-level="2"><text:span text:style-name="Default_20_Paragraph_20_Font">Cap. V. </text:span></text:h>
      <text:p text:style-name="P10"><text:span text:style-name="Default_20_Paragraph_20_Font"><text:span text:style-name="T1">Ad ea quae absurda dixi nihilominus etiam<text:line-break/>dicere oportet substantiam esse e multis variisque et disi-<text:line-break/>ferentibus atque contrariis iufinitisque aut felis </text:span></text:span><text:span text:style-name="Default_20_Paragraph_20_Font"><text:span text:style-name="T5">ηοψ</text:span></text:span><text:span text:style-name="Default_20_Paragraph_20_Font"><text:span text:style-name="T3"> </text:span></text:span><text:span text:style-name="Default_20_Paragraph_20_Font"><text:span text:style-name="T1">in-<text:line-break/>finitis numero syncrisibus , id est concretionibus, compo-<text:line-break/>sitam itemque in infinitas rursus syncrifies divisam, unam<text:line-break/>hanc quandam quae cernitur verbi gratia mali naturam,<text:line-break/>quam Stoici primam materiam primamque substantiam<text:line-break/>dicunt, ex qua mundum ac in eo rerum unamquamque<text:line-break/>femper faciam esse asserunt, quemadmodum qualitates eerul<text:line-break/>pus erant, quomodo non erat haec quoque qualitas? siqui-<text:line-break/>dem qualitatem habebat: si alias qualitates non habebat,<text:line-break/>scilicet omnino inesset pondus quod corporis esse dicunt.:<text:line-break/>quo modo simplicem etiam primam substantiam dicunt,<text:line-break/>non autem compositam? Si vero terminatum esse dicunt<text:line-break/>terminisque utentem, patet huic figuram esse:. absurdum</text:span></text:span></text:p>
      <text:p text:style-name="P3"><text:span text:style-name="Default_20_Paragraph_20_Font"><text:span text:style-name="T1">enim est propriis circumscriptum terminis corpus non fe-<text:line-break/>eundum figuram omnino esse: et si non mente concipe-<text:line-break/>retur hoc ap</text:span></text:span><text:span text:style-name="Default_20_Paragraph_20_Font"><text:span text:style-name="T4">t</text:span></text:span><text:span text:style-name="Default_20_Paragraph_20_Font"><text:span text:style-name="T1">um secundum suppositionem : quare si nove-<text:line-break/>runt hic omnia, haec vero </text:span></text:span><text:span text:style-name="Default_20_Paragraph_20_Font"><text:span text:style-name="T4">t</text:span></text:span><text:span text:style-name="Default_20_Paragraph_20_Font"><text:span text:style-name="T1">uor, ut dicunt hi, corpora, ne-<text:line-break/>que qualitatis expers scilicet neque simplex erat, verum<text:line-break/>multorum et diversorum - corporum conventus erat atque<text:line-break/>syncrima: sic vero nihil non mistum erat secundum ipfos:<text:line-break/>sin autem nihil- horum habebat primum quidem animo<text:line-break/>incomprehensibile et praeter nomen nihil est : fi enim tale<text:line-break/>este non oportet nihil est: si quale non autem dimensio-<text:line-break/>nes tres habere et figuras, omnino huic accidens proprium<text:line-break/>cogitationem fugit neque grave hoc esse neque leve. Non<text:line-break/>minus absurdum, si quispiam dicat hoc habere simul<text:line-break/>utrumque et fecundum eadem , non ad diversa compara-<text:line-break/>tum v neque illa substantiam habente eorum quae ab ipfa,<text:line-break/>ut inquiunt, facta sunt, cum singula quatuor qualitatem<text:line-break/>prima habeant: rationabilius enim est, -si qualitatis expers<text:line-break/>erat, quae ex ea fiunt fingunturque, illam non haberer<text:line-break/>si vero nec illa hanc haberent neque unum secundum fup-</text:span></text:span></text:p>
      <text:p text:style-name="P3"><text:span text:style-name="Default_20_Paragraph_20_Font"><text:span text:style-name="T1">positionem Eunt, aethereus vero ignis ille esset a quo et<text:line-break/>elementa et mundum facta esse dicunt, quo modo haec<text:line-break/>se</text:span></text:span><text:span text:style-name="Default_20_Paragraph_20_Font"><text:span text:style-name="T4">t</text:span></text:span><text:span text:style-name="Default_20_Paragraph_20_Font"><text:span text:style-name="T1">e habent genita effectaque et ficta non magis auri qua-<text:line-break/>litatum figulus iis quae e luto fingit circumponet.</text:span></text:span></text:p>
      <text:h text:style-name="Heading_20_2" text:outline-level="2"><text:span text:style-name="Default_20_Paragraph_20_Font">Cap. VI. </text:span></text:h>
      <text:p text:style-name="P10"><text:span text:style-name="Default_20_Paragraph_20_Font"><text:span text:style-name="T1">Medicus igitur auctor unus de multis me-<text:line-break/>dicamentis aequam qualitatem omnibus habentibus diver-<text:line-break/></text:span></text:span><text:span text:style-name="Default_20_Paragraph_20_Font"><text:span text:style-name="T4">t</text:span></text:span><text:span text:style-name="Default_20_Paragraph_20_Font"><text:span text:style-name="T1">um qualitate medicamentum per mistionem efficit: Iovem<text:line-break/>autem negant etiam miscere primae substantiae figuratio-<text:line-break/>nem longitudinemve aut aliud aliquod accidens: si vero<text:line-break/>miscet, cum entia quoque ipsa sint haec aeterna esse<text:line-break/>patet: quo modo dicunt solam primam materiam aeternam<text:line-break/>esse qualitatis expertem , non vero reliquas qualitates<text:line-break/>omnisque accidentia? neque enim effectorum esse veluti<text:line-break/>manualem artificem Iovem dicunt, fed tutum per materiam<text:line-break/>totam illabentem rerum omnium creatorem factum divi-<text:line-break/>nique ignis quantitatem et singula quae quantitati acci-<text:line-break/>dunt longitudinem latitudinemque et profunditatem itetn-<text:line-break/>que ejus rationabilitatem et beatitudinem: si substantias</text:span></text:span></text:p>
      <text:p text:style-name="P3"><text:span text:style-name="Default_20_Paragraph_20_Font"><text:span text:style-name="T1">esse dicent et corporeas eas fatebuntur e corporibus Iovem<text:line-break/>constare patet nec simplex esse , sed fyncrima ; si vero sine<text:line-break/>substantia naturas ipsas in accidentibus dicent, confirma-<text:line-break/>tur quod a. nobis dicitur, non corporatam naturam acci-<text:line-break/>dentibus esse neque qualitatibus : si vero transformans fe<text:line-break/>ipse Iupiter aequali cum iis numero quae dixi accidentibus<text:line-break/>mutationes infinitarum qualitatum subit, pejor fabulis<text:line-break/>narrato Proteo est: hic enim in paucas naturas seipsum<text:line-break/>transponebat transformabatque easque non indecoras.</text:span></text:span></text:p>
      <text:p text:style-name="P1"><text:span text:style-name="Default_20_Paragraph_20_Font"><text:span text:style-name="T4">Jubat</text:span></text:span><text:span text:style-name="Default_20_Paragraph_20_Font"><text:span text:style-name="T1">i </text:span></text:span><text:span text:style-name="Default_20_Paragraph_20_Font"><text:span text:style-name="T4">in primi</text:span></text:span><text:span text:style-name="Default_20_Paragraph_20_Font"><text:span text:style-name="T1">s </text:span></text:span><text:span text:style-name="Default_20_Paragraph_20_Font"><text:span text:style-name="T4">fur</text:span></text:span><text:span text:style-name="Default_20_Paragraph_20_Font"><text:span text:style-name="T1">i</text:span></text:span><text:span text:style-name="Default_20_Paragraph_20_Font"><text:span text:style-name="T4">nam capi</text:span></text:span><text:span text:style-name="Default_20_Paragraph_20_Font"><text:span text:style-name="T1">t i</text:span></text:span><text:span text:style-name="Default_20_Paragraph_20_Font"><text:span text:style-name="T4">lle leoni</text:span></text:span><text:span text:style-name="Default_20_Paragraph_20_Font"><text:span text:style-name="T1">s.</text:span></text:span></text:p>
      <text:p text:style-name="Normal"><text:span text:style-name="Default_20_Paragraph_20_Font"><text:span text:style-name="T4">postque draco pardu</text:span></text:span><text:span text:style-name="Default_20_Paragraph_20_Font"><text:span text:style-name="T1">s</text:span></text:span><text:span text:style-name="Default_20_Paragraph_20_Font"><text:span text:style-name="T4">que sui</text:span></text:span><text:span text:style-name="Default_20_Paragraph_20_Font"><text:span text:style-name="T1">t, sus </text:span></text:span><text:span text:style-name="Default_20_Paragraph_20_Font"><text:span text:style-name="T4">de</text:span></text:span><text:span text:style-name="Default_20_Paragraph_20_Font"><text:span text:style-name="T1">i</text:span></text:span><text:span text:style-name="Default_20_Paragraph_20_Font"><text:span text:style-name="T4">nde si</text:span></text:span><text:span text:style-name="Default_20_Paragraph_20_Font"><text:span text:style-name="T1">t i</text:span></text:span><text:span text:style-name="Default_20_Paragraph_20_Font"><text:span text:style-name="T4">ngen</text:span></text:span><text:span text:style-name="Default_20_Paragraph_20_Font"><text:span text:style-name="T1">s.<text:line-break/></text:span></text:span><text:span text:style-name="Default_20_Paragraph_20_Font"><text:span text:style-name="T4">Hu</text:span></text:span><text:span text:style-name="Default_20_Paragraph_20_Font"><text:span text:style-name="T1">mi</text:span></text:span><text:span text:style-name="Default_20_Paragraph_20_Font"><text:span text:style-name="T4">da factu</text:span></text:span><text:span text:style-name="Default_20_Paragraph_20_Font"><text:span text:style-name="T1">s </text:span></text:span><text:span text:style-name="Default_20_Paragraph_20_Font"><text:span text:style-name="T4">aqua esi atque arbor su</text:span></text:span><text:span text:style-name="Default_20_Paragraph_20_Font"><text:span text:style-name="T1">o</text:span></text:span><text:span text:style-name="Default_20_Paragraph_20_Font"><text:span text:style-name="T4">nd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al</text:span></text:span><text:span text:style-name="Default_20_Paragraph_20_Font"><text:span text:style-name="T1">t</text:span></text:span><text:span text:style-name="Default_20_Paragraph_20_Font"><text:span text:style-name="T4">a.</text:span></text:span></text:p>
      <text:p text:style-name="Normal"><text:span text:style-name="Default_20_Paragraph_20_Font"><text:span text:style-name="T1">llle autem nihil tam turpe est quod non fiat, per virum<text:line-break/>quidem imprudentem imprudens scilicet est, per </text:span></text:span><text:span text:style-name="Default_20_Paragraph_20_Font"><text:span text:style-name="T4">l</text:span></text:span><text:span text:style-name="Default_20_Paragraph_20_Font"><text:span text:style-name="T1">enteo-<text:line-break/>tiam autem de turpi turpia efficiens: per animalia iura-<text:line-break/>tiouabilia in ferinam naturam verius : per lapides et ligna</text:span></text:span></text:p>
      <text:p text:style-name="P3"><text:span text:style-name="Default_20_Paragraph_20_Font"><text:span text:style-name="T1">expers animae factus: per. foeda tractantem abominabilis<text:line-break/>natura itemque inutilis. Si ipse vero utpote materiam<text:line-break/>transformare, figurareque et facere quaerit, quomodo potest<text:line-break/>haec ipfa facere non </text:span></text:span><text:span text:style-name="Default_20_Paragraph_20_Font"><text:span text:style-name="T4">r</text:span></text:span><text:span text:style-name="Default_20_Paragraph_20_Font"><text:span text:style-name="T1"> magis quam fictor statuam auream<text:line-break/>e plumbo facere potest? Illoque amare contentiosis viris<text:line-break/>non abfurdum est: etenim si motus dum accedunt corpo-<text:line-break/>ribus rurfusque recedunt corpora esse dicunt, jam ut<text:line-break/>dicamus hora est, moveri nos praecedentibus corporibus<text:line-break/>rurfusque ab ipsis quiescere, deinde dum assectus accedunt<text:line-break/>rurfusque recedunt dicuntque haec corpora esse, quomodo<text:line-break/>non ridiculum est pruritum dicere corpus nec solum quod<text:line-break/>scabit, sed etiam quod scabito r.</text:span></text:span></text:p>
      <text:h text:style-name="Heading_20_2" text:outline-level="2"><text:span text:style-name="Default_20_Paragraph_20_Font">Ca p. VII.</text:span></text:h>
      <text:p text:style-name="P10"><text:span text:style-name="Default_20_Paragraph_20_Font"><text:span text:style-name="T1"><text:s/>Sed quoniam fine corpore et agente et<text:line-break/>patiente nullus assectus fit, eo capti funt ut et affectus<text:line-break/>ipsios corpora vocent: verum super modum nominandi per<text:line-break/>relationem sic nominarent neque ego in illos inveherent<text:line-break/>novi enim sic quoque vitem dici albam per relationem ad<text:line-break/>albos ab ipfa factos racemos et mala tempora propter ca-</text:span></text:span></text:p>
      <text:p text:style-name="P3"><text:span text:style-name="Default_20_Paragraph_20_Font"><text:span text:style-name="T1">l amitatis quae in his accidunt, et noctem auxilii exper-<text:line-break/>tem , in qua auxilium non assequimur: si vero primum<text:line-break/>principaliterque vocent errant: rem enim figuratam cor-<text:line-break/>pus. dicimus affectamque et motam, non autem figuram<text:line-break/>assectumque et motum r neque pugn</text:span></text:span><text:span text:style-name="Default_20_Paragraph_20_Font"><text:span text:style-name="T4">a</text:span></text:span><text:span text:style-name="Default_20_Paragraph_20_Font"><text:span text:style-name="T1">nt esse corpus fed<text:line-break/>manus quodam modo figuratas: itemque facient adversus<text:line-break/>eos qui dicunt neque facere corpora sed sola incorpo-<text:line-break/>rea. Quid ad Aristotelem ? qui et ipsis generalem rerum<text:line-break/>divisionem faciens alias esse substantias dicit, alias acei-<text:line-break/>dentra.</text:span></text:span></text:p>
      <text:h text:style-name="Heading_20_2" text:outline-level="2"><text:span text:style-name="Default_20_Paragraph_20_Font">Cap. VIII. </text:span></text:h>
      <text:p text:style-name="P10"><text:span text:style-name="Default_20_Paragraph_20_Font"><text:span text:style-name="T1">Quid ipsi quoque sibi volentes dicunt<text:line-break/>substantias et accidentia; si et haec corpora dicunt quae<text:line-break/>neque ut partes corporis corpora nominantur , veluti ma-<text:line-break/>nus digitusque neque veluti in talento mina? si quidem<text:line-break/>figuram hominis corpus dicunt, jam tempus est ut ani-<text:line-break/>m</text:span></text:span><text:span text:style-name="Default_20_Paragraph_20_Font"><text:span text:style-name="T4">o</text:span></text:span><text:span text:style-name="Default_20_Paragraph_20_Font"><text:span text:style-name="T1">litas corpus dicatur generabileque et corruptibile ratio-<text:line-break/>nabilitasque atque prudentia Atheniensemque esse atque<text:line-break/>in philosophia versari et Sophronifci filium esse simumque</text:span></text:span></text:p>
      <text:p text:style-name="P3"><text:span text:style-name="Default_20_Paragraph_20_Font"><text:span text:style-name="T1">et calvum et prominens habere abdomen caeterisque ac-<text:line-break/>ridentibus paria numero, si corpora dicas ultra, Briareum<text:line-break/>Typbonemque ipsum multiplicem magis magisque cor-<text:line-break/>po</text:span></text:span><text:span text:style-name="Default_20_Paragraph_20_Font"><text:span text:style-name="T4">t</text:span></text:span><text:span text:style-name="Default_20_Paragraph_20_Font"><text:span text:style-name="T1">atum esse animal dices. Sique animalitas corpus est,<text:line-break/>quo modo cunctis animalibus accidit ? quo modo ipfum<text:line-break/>esse? quo modo in loco esse? ac si quemadmodum pro-<text:line-break/>prium locum occupat transparens corpus omnis oculus,<text:line-break/>sic et accidentia singula, id absurdum est; sic enim horum<text:line-break/>admistio nulla aliqua ipsorum natura efficietur: dissicileque<text:line-break/>est, ut dixi, si omnia locum unum occupare dicas, confusa<text:line-break/>enim dum miscentur in va</text:span></text:span><text:span text:style-name="Default_20_Paragraph_20_Font"><text:span text:style-name="T4">t</text:span></text:span><text:span text:style-name="Default_20_Paragraph_20_Font"><text:span text:style-name="T1">e alteritatem. non ferverent<text:line-break/>neque </text:span></text:span><text:span text:style-name="Default_20_Paragraph_20_Font"><text:span text:style-name="T4">t</text:span></text:span><text:span text:style-name="Default_20_Paragraph_20_Font"><text:span text:style-name="T1">uam unumquodque naturam, ut in mistis medi-<text:line-break/>c</text:span></text:span><text:span text:style-name="Default_20_Paragraph_20_Font"><text:span text:style-name="T4">o</text:span></text:span><text:span text:style-name="Default_20_Paragraph_20_Font"><text:span text:style-name="T1">mentis fieri dixi: utrum inquam totum animalitatis cor-<text:line-break/>pus tam multorum accidentium singulis accidit, au prout<text:line-break/>numero pari dividitur? utrumque enim absurdum esse prae-<text:line-break/>cedentia verba demonstrarunt. Quid autem inquam egent<text:line-break/>corpore singula eorum , si ipsis. esse corpora dicunt ?</text:span></text:span></text:p>
      <text:h text:style-name="P9" text:outline-level="2"><text:span text:style-name="Default_20_Paragraph_20_Font"><text:span text:style-name="T1">C a p</text:span></text:span><text:span text:style-name="Default_20_Paragraph_20_Font"><text:span text:style-name="T4">i</text:span></text:span><text:span text:style-name="Default_20_Paragraph_20_Font"><text:span text:style-name="T1"> IX. </text:span></text:span></text:h>
      <text:p text:style-name="P10"><text:span text:style-name="Default_20_Paragraph_20_Font"><text:span text:style-name="T1">l</text:span></text:span><text:span text:style-name="Default_20_Paragraph_20_Font"><text:span text:style-name="T2">n</text:span></text:span><text:span text:style-name="Default_20_Paragraph_20_Font"><text:span text:style-name="T1">de vero accidens nullum esse corpus<text:line-break/>dssceres; oculis enim occlusis corpus- quidem tactu spatio<text:line-break/>temporis deprehendimus, colorem vero aut saporem non<text:line-break/>una deprehendimus neque figuram corpus tangentes. opor-<text:line-break/>tebat autem singula haec a materia non tactus compre-<text:line-break/>hensione deprehendi: neque enim ratione mali, verbi gra-<text:line-break/>tia, rotunditas speculanda esu Similis de sapore ratio<text:line-break/>esu Ac si unumquodque accidens corpus est, quid sibi<text:line-break/>volentes inquiunt solum corpus in infinitum dividi, non<text:line-break/>autem figuram dulcedinemque , verbi gratia,- et quae reli-<text:line-break/>qua </text:span></text:span><text:span text:style-name="Default_20_Paragraph_20_Font"><text:span text:style-name="T4">t</text:span></text:span><text:span text:style-name="Default_20_Paragraph_20_Font"><text:span text:style-name="T1">unt? non connexionis modo dico neque relationis<text:line-break/>ad id quod corpus vocari siolet, fed recti modo. Cur<text:line-break/>vero folius, ut dixi, corporis hanc esse definitionem di-<text:line-break/>eunt triplici cum renitentia spatio contentum, non autem<text:line-break/>colorem snccumque et saporem caeteraque accidentia sin-<text:line-break/>gula sic definiunt, si corpus omnia haec esse dicunt? et-<text:line-break/>si enim specie differunt, communiter tamen omnia esse<text:line-break/>corpora dicunt. Quemadmodum .igitur quum hominem</text:span></text:span></text:p>
      <text:p text:style-name="P3"><text:span text:style-name="Default_20_Paragraph_20_Font"><text:span text:style-name="T1">definio, quum equum et bovem generabile animal , et<text:line-break/>mortale dicam quae communia funt, proprietatem vero<text:line-break/>singulorum addam: sic quoque accidentia singula - definien-<text:line-break/>tes substantiam corporatam dicant triplici contentam fpa-<text:line-break/>tio cum renitentia. Haec a Stoicis, chere Pindare, solvi<text:line-break/>dignum puta, non alios siccum una trahere ut iisdem er-<text:line-break/>roribus implicitos , fed accusationes demolientes : non enim<text:line-break/>est falsarum opinionum contradictio ipsa communicatio<text:line-break/>ad amicos, fed salutio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51:00Z</meta:creation-date>
    <dc:date>2023-01-16T15:52:54.186000000</dc:date>
    <meta:editing-cycles>3</meta:editing-cycles>
    <meta:editing-duration>PT2M33S</meta:editing-duration>
    <meta:document-statistic meta:table-count="0" meta:image-count="0" meta:object-count="0" meta:page-count="22" meta:paragraph-count="46" meta:word-count="3135" meta:character-count="20760" meta:non-whitespace-character-count="17662"/>
    <meta:template xlink:type="simple" xlink:actuate="onRequest" xlink:title="" xlink:href="Normal.dotm"/>
  </office:meta>
</office:document-meta>
</file>